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f98" officeooo:paragraph-rsid="000bdf98"/>
    </style:style>
    <style:style style:name="P2" style:family="paragraph" style:parent-style-name="Preformatted_20_Text">
      <style:text-properties officeooo:rsid="000bdf98" officeooo:paragraph-rsid="000daa6d"/>
    </style:style>
    <style:style style:name="P3" style:family="paragraph" style:parent-style-name="Preformatted_20_Text">
      <style:text-properties officeooo:rsid="000bdf98" officeooo:paragraph-rsid="000e7eca"/>
    </style:style>
    <style:style style:name="P4" style:family="paragraph" style:parent-style-name="Preformatted_20_Text">
      <style:text-properties officeooo:rsid="000bdf98" officeooo:paragraph-rsid="001157f1"/>
    </style:style>
    <style:style style:name="P5" style:family="paragraph" style:parent-style-name="Preformatted_20_Text">
      <style:text-properties officeooo:rsid="000bdf98" officeooo:paragraph-rsid="0014a385"/>
    </style:style>
    <style:style style:name="P6" style:family="paragraph" style:parent-style-name="Preformatted_20_Text">
      <style:text-properties officeooo:rsid="000daa6d" officeooo:paragraph-rsid="000daa6d"/>
    </style:style>
    <style:style style:name="P7" style:family="paragraph" style:parent-style-name="Preformatted_20_Text">
      <style:text-properties fo:font-weight="bold" officeooo:rsid="000daa6d" officeooo:paragraph-rsid="000daa6d" style:font-weight-asian="bold" style:font-weight-complex="bold"/>
    </style:style>
    <style:style style:name="P8" style:family="paragraph" style:parent-style-name="Preformatted_20_Text">
      <style:text-properties fo:font-weight="bold" officeooo:rsid="000bdf98" officeooo:paragraph-rsid="000e7eca" style:font-weight-asian="bold" style:font-weight-complex="bold"/>
    </style:style>
    <style:style style:name="P9" style:family="paragraph" style:parent-style-name="Preformatted_20_Text">
      <style:text-properties fo:font-weight="bold" officeooo:rsid="000bdf98" officeooo:paragraph-rsid="001157f1" style:font-weight-asian="bold" style:font-weight-complex="bold"/>
    </style:style>
    <style:style style:name="P10" style:family="paragraph" style:parent-style-name="Preformatted_20_Text">
      <style:text-properties fo:font-weight="bold" officeooo:rsid="000bdf98" officeooo:paragraph-rsid="0014a385" style:font-weight-asian="bold" style:font-weight-complex="bold"/>
    </style:style>
    <style:style style:name="P11" style:family="paragraph" style:parent-style-name="Preformatted_20_Text">
      <style:text-properties fo:font-weight="bold" officeooo:rsid="000e7eca" officeooo:paragraph-rsid="000e7eca" style:font-weight-asian="bold" style:font-weight-complex="bold"/>
    </style:style>
    <style:style style:name="P12" style:family="paragraph" style:parent-style-name="Preformatted_20_Text">
      <style:text-properties fo:font-weight="bold" officeooo:rsid="001157f1" officeooo:paragraph-rsid="001157f1" style:font-weight-asian="bold" style:font-weight-complex="bold"/>
    </style:style>
    <style:style style:name="P13" style:family="paragraph" style:parent-style-name="Preformatted_20_Text">
      <style:text-properties fo:font-weight="bold" officeooo:rsid="0014a385" officeooo:paragraph-rsid="0014a385" style:font-weight-asian="bold" style:font-weight-complex="bold"/>
    </style:style>
    <style:style style:name="P14" style:family="paragraph" style:parent-style-name="Preformatted_20_Text">
      <style:text-properties fo:font-weight="normal" officeooo:rsid="000e7eca" officeooo:paragraph-rsid="000e7eca" style:font-weight-asian="normal" style:font-weight-complex="normal"/>
    </style:style>
    <style:style style:name="P15" style:family="paragraph" style:parent-style-name="Preformatted_20_Text">
      <style:text-properties fo:font-weight="normal" officeooo:rsid="000e9289" officeooo:paragraph-rsid="000e9289" style:font-weight-asian="normal" style:font-weight-complex="normal"/>
    </style:style>
    <style:style style:name="P16" style:family="paragraph" style:parent-style-name="Preformatted_20_Text">
      <style:text-properties fo:font-weight="normal" officeooo:rsid="000f8f03" officeooo:paragraph-rsid="000f8f03" style:font-weight-asian="normal" style:font-weight-complex="normal"/>
    </style:style>
    <style:style style:name="P17" style:family="paragraph" style:parent-style-name="Preformatted_20_Text">
      <style:text-properties fo:font-weight="normal" officeooo:rsid="001157f1" officeooo:paragraph-rsid="001157f1" style:font-weight-asian="normal" style:font-weight-complex="normal"/>
    </style:style>
    <style:style style:name="P18" style:family="paragraph" style:parent-style-name="Preformatted_20_Text">
      <style:text-properties fo:font-weight="normal" officeooo:rsid="001157f1" officeooo:paragraph-rsid="0014a385" style:font-weight-asian="normal" style:font-weight-complex="normal"/>
    </style:style>
    <style:style style:name="P19" style:family="paragraph" style:parent-style-name="Preformatted_20_Text">
      <style:text-properties fo:font-weight="normal" officeooo:rsid="0014a385" officeooo:paragraph-rsid="0014a385" style:font-weight-asian="normal" style:font-weight-complex="normal"/>
    </style:style>
    <style:style style:name="P20" style:family="paragraph" style:parent-style-name="Preformatted_20_Text">
      <style:text-properties officeooo:rsid="000e7eca" officeooo:paragraph-rsid="000e7eca"/>
    </style:style>
    <style:style style:name="P21" style:family="paragraph" style:parent-style-name="Preformatted_20_Text">
      <style:text-properties fo:font-size="7pt" fo:font-weight="normal" officeooo:rsid="000e7eca" officeooo:paragraph-rsid="000e7eca" style:font-size-asian="7pt" style:font-weight-asian="normal" style:font-size-complex="7pt" style:font-weight-complex="normal"/>
    </style:style>
    <style:style style:name="P22" style:family="paragraph" style:parent-style-name="Preformatted_20_Text">
      <style:text-properties fo:font-size="12pt" fo:font-weight="bold" officeooo:rsid="000bdf98" officeooo:paragraph-rsid="000bdf98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officeooo:rsid="0014a385" officeooo:paragraph-rsid="0014a385"/>
    </style:style>
    <style:style style:name="P24" style:family="paragraph" style:parent-style-name="Preformatted_20_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weight="normal" officeooo:rsid="000e9289" officeooo:paragraph-rsid="000e9289" style:font-weight-asian="normal" style:font-weight-complex="normal"/>
    </style:style>
    <style:style style:name="P25" style:family="paragraph" style:parent-style-name="Preformatted_20_Text">
      <style:text-properties fo:font-weight="bold" officeooo:rsid="000e7eca" officeooo:paragraph-rsid="000e7eca" style:font-weight-asian="bold" style:font-weight-complex="bold"/>
    </style:style>
    <style:style style:name="P26" style:family="paragraph" style:parent-style-name="Preformatted_20_Text">
      <style:text-properties fo:font-weight="normal" officeooo:rsid="000e9289" officeooo:paragraph-rsid="001157f1" style:font-weight-asian="normal" style:font-weight-complex="normal"/>
    </style:style>
    <style:style style:name="P27" style:family="paragraph" style:parent-style-name="Preformatted_20_Text">
      <style:text-properties officeooo:rsid="000e7eca" officeooo:paragraph-rsid="000e7eca"/>
    </style:style>
    <style:style style:name="P28" style:family="paragraph" style:parent-style-name="Preformatted_20_Text">
      <style:text-properties fo:font-size="7pt" fo:font-weight="normal" officeooo:rsid="000e7eca" officeooo:paragraph-rsid="000e7eca" style:font-size-asian="7pt" style:font-weight-asian="normal" style:font-size-complex="7pt" style:font-weight-complex="normal"/>
    </style:style>
    <style:style style:name="T1" style:family="text">
      <style:text-properties officeooo:rsid="000daa6d"/>
    </style:style>
    <style:style style:name="T2" style:family="text">
      <style:text-properties officeooo:rsid="000e7eca"/>
    </style:style>
    <style:style style:name="T3" style:family="text">
      <style:text-properties fo:font-weight="normal" officeooo:rsid="000e7eca" style:font-weight-asian="normal" style:font-weight-complex="normal"/>
    </style:style>
    <style:style style:name="T4" style:family="text">
      <style:text-properties fo:font-weight="normal" officeooo:rsid="000daa6d" style:font-weight-asian="normal" style:font-weight-complex="normal"/>
    </style:style>
    <style:style style:name="T5" style:family="text">
      <style:text-properties fo:font-weight="normal" officeooo:rsid="001157f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aa6d" style:font-weight-asian="bold" style:font-weight-complex="bold"/>
    </style:style>
    <style:style style:name="T8" style:family="text">
      <style:text-properties fo:font-weight="bold" officeooo:rsid="0012dc74" style:font-weight-asian="bold" style:font-weight-complex="bold"/>
    </style:style>
    <style:style style:name="T9" style:family="text">
      <style:text-properties fo:font-weight="bold" officeooo:rsid="0014a385" style:font-weight-asian="bold" style:font-weight-complex="bold"/>
    </style:style>
    <style:style style:name="T10" style:family="text">
      <style:text-properties officeooo:rsid="000e9289"/>
    </style:style>
    <style:style style:name="T11" style:family="text">
      <style:text-properties officeooo:rsid="000f8f03"/>
    </style:style>
    <style:style style:name="T12" style:family="text">
      <style:text-properties officeooo:rsid="001157f1"/>
    </style:style>
    <style:style style:name="T13" style:family="text">
      <style:text-properties officeooo:rsid="0012dc74"/>
    </style:style>
    <style:style style:name="T14" style:family="text">
      <style:text-properties officeooo:rsid="0014a385"/>
    </style:style>
    <style:style style:name="T15" style:family="text">
      <style:text-properties officeooo:rsid="0015f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2">3-бранч (три-бранчевый) </text:span>workflow <text:span text:style-name="T12">с</text:span> <text:span text:style-name="T15">локальной</text:span> конфигурацией.</text:p>
      <text:p text:style-name="P1"/>
      <text:p text:style-name="P7">Зачем это надо</text:p>
      <text:p text:style-name="P6"/>
      <text:p text:style-name="P1">Практически в любом проекте нужно настроить конфигурацию разработки, которая отличается от конфигурации заказчика. Например, это или настройки базы, или настройки хоста, или пути к библиотекам, специфичные файлы IDE и т.п. Также это необходимо, чтобы помочь нескольким разработчикам иметь одинаковую конфигурационную среду.</text:p>
      <text:p text:style-name="P1"/>
      <text:p text:style-name="P1">Все это легко настроить, но сразу возникнет проблема, как отделять общий код от локальной конфигурации.</text:p>
      <text:p text:style-name="P1"/>
      <text:p text:style-name="P1">В интернете есть много решений, очень популярная техника Git Workflow:</text:p>
      <text:p text:style-name="P1"><text:a xlink:type="simple" xlink:href="http://nvie.com/posts/a-successful-git-branching-model/" text:style-name="Internet_20_link" text:visited-style-name="Visited_20_Internet_20_Link">http://nvie.com/posts/a-successful-git-branching-model/</text:a>, </text:p>
      <text:p text:style-name="P1"><text:a xlink:type="simple" xlink:href="https://www.atlassian.com/git/tutorials/comparing-workflows/centralized-workflow" text:style-name="Internet_20_link" text:visited-style-name="Visited_20_Internet_20_Link">https://www.atlassian.com/git/tutorials/comparing-workflows/centralized-workflow</text:a>,<text:a xlink:type="simple" xlink:href="http://habrahabr.ru/post/60030/" text:style-name="Internet_20_link" text:visited-style-name="Visited_20_Internet_20_Link">http://habrahabr.ru/post/60030/</text:a>, но они или для больших групп разработчиков, либо имеют некоторые неудобности.</text:p>
      <text:p text:style-name="P1"/>
      <text:p text:style-name="P7">Краткий workflow</text:p>
      <text:p text:style-name="P2"/>
      <text:p text:style-name="P2">Для интриги — <text:span text:style-name="T1">для работы с внешним репозиторием достаточно 2-х пользовательских команд</text:span>. </text:p>
      <text:p text:style-name="P2">Я в своей работе с Git, при деплое своих исходников в общий репозиторий использую 1 команду и для внесения внешних изменений в локальные тоже 1 команду. Т.е. 2 команды, а чаще достаточно одной и все ручная работа безошибочно выполняется, делая достаточно большое количество операций. При этом практически в 99.9% случаев все проходит без конфликтов, и занимает несколько секунд. При этом учитывается то, часть файлов в локальном и внешнем репозитории отличается и их отличие хранится в отдельной ветке.</text:p>
      <text:p text:style-name="P1"/>
      <text:p text:style-name="P7">3-branch workflow (MCF)</text:p>
      <text:p text:style-name="P7"/>
      <text:p text:style-name="P1">Для работы этих 2х комманд используется 3 веточная схема: master-cfg-fix. </text:p>
      <text:p text:style-name="P1"/>
      <text:p text:style-name="P1">По умолчанию ветки (бранчи), имеют названия (но можно у себя назвать как угодно, главное выдержать суть:</text:p>
      <text:p text:style-name="P1"><text:s/>1) master — основная общая ветка с production настройками;</text:p>
      <text:p text:style-name="P1"><text:s/>2) cfg — ветка локальной конфигурации, наследуется от мастер, но имеет свои особенности;</text:p>
      <text:p text:style-name="P1"><text:s/>3) fix — ветка разработки, наследуется от cfg. В ней ведется разработка. Изменения в ней переносятся в master, по окончанию работ.</text:p>
      <text:p text:style-name="P1"/>
      <text:p text:style-name="P1">Для работ по обмену информацией между ветками и поддержанию их в актуальном состоянии достаточно 2-х команд. По окончанию работ на ветке нужно fix нужно выполнить ряд действий:</text:p>
      <text:p text:style-name="P1"><text:s text:c="2"/>a) подтянуть изменения с внешнего репозитория, т.к. во время работы могли произойти изменения, т.е. обновить ветку master;</text:p>
      <text:p text:style-name="P1"><text:s text:c="2"/>b) перенести эти изменения на ветки cfg и fix</text:p>
      <text:p text:style-name="P1"><text:s text:c="2"/>c) применить изменения с ветки fix на ветку master, исключая изменения в ветке cfg;</text:p>
      <text:p text:style-name="P1"><text:s text:c="2"/>d) отправить в репозиторий обновленную ветку <text:span text:style-name="T1">master;</text:span></text:p>
      <text:p text:style-name="P6"><text:s text:c="2"/>e) отправить в репозиторий копию ветки ветки cfg;</text:p>
      <text:p text:style-name="P6"><text:s text:c="2"/>f) на всякий случай применить пункты a<text:span text:style-name="T12">)</text:span> и b<text:span text:style-name="T12">)</text:span>;</text:p>
      <text:p text:style-name="P6"/>
      <text:p text:style-name="P6">Пункты a) и b) выполняет пользовательская команда git upload. Т.е. эта команда приводит к актуальному состоянию 3 ветки master-cfg-fix (MCF).</text:p>
      <text:p text:style-name="P6">A весь цикл, пу<text:span text:style-name="T13">н</text:span>кты a-f, выполняет пользовательская команда git upload.</text:p>
      <text:p text:style-name="P3"/>
      <text:p text:style-name="P11">Примеры задач</text:p>
      <text:p text:style-name="P14"/>
      <text:p text:style-name="P14">Считаем, что все макросы для работы добавлены в .gitconfig</text:p>
      <text:p text:style-name="P3"/>
      <text:p text:style-name="P11">* пример создания структуры MCF</text:p>
      <text:p text:style-name="P20"><text:span text:style-name="T6"><text:s text:c="2"/></text:span>git co master</text:p>
      <text:p text:style-name="P20"><text:s text:c="2"/>git co -b cfg</text:p>
      <text:p text:style-name="P20"><text:s text:c="2"/>git co -b fix</text:p>
      <text:p text:style-name="P20"/>
      <text:p text:style-name="P11">* пример отправки своих изменений из ветки fix</text:p>
      <text:p text:style-name="P16">a) проверка новых внешних изменений</text:p>
      <text:p text:style-name="P14"><text:s text:c="3"/>git update</text:p>
      <text:p text:style-name="P24"><text:span text:style-name="T11">b) </text:span>тестируем с новыми внешними изменениями, если все ок загружаем свои правки в общий репозиторий</text:p>
      <text:p text:style-name="P15"><text:soft-page-break/><text:s text:c="3"/>git upload</text:p>
      <text:p text:style-name="P20"/>
      <text:p text:style-name="P9">* <text:span text:style-name="T10">Настройка локального конфига</text:span></text:p>
      <text:p text:style-name="P26">a) настройка</text:p>
      <text:p text:style-name="P4"><text:s text:c="3"/>git co cfg</text:p>
      <text:p text:style-name="P4"><text:s text:c="3"/>... edit and setup <text:span text:style-name="T11">config </text:span>files ...</text:p>
      <text:p text:style-name="P4"><text:s text:c="3"/>git st </text:p>
      <text:p text:style-name="P4"><text:s text:c="3"/>git add .</text:p>
      <text:p text:style-name="P4"><text:s text:c="3"/>git ci -m 'your message'</text:p>
      <text:p text:style-name="P4"><text:s text:c="3"/>... <text:span text:style-name="T10">настраиваем столько сколько нужно </text:span>...</text:p>
      <text:p text:style-name="P4"><text:span text:style-name="T10">b</text:span>) <text:span text:style-name="T10">применение новых настроек в ветке </text:span></text:p>
      <text:p text:style-name="P4"><text:s text:c="3"/>git rb cfg fix</text:p>
      <text:p text:style-name="P9"/>
      <text:p text:style-name="P9">* <text:span text:style-name="T11">Разработка функционала, исправление ошибок на дефолтной ветке</text:span></text:p>
      <text:p text:style-name="P4">a) <text:span text:style-name="T2">создать MCF (см. </text:span><text:span text:style-name="T3">пример создания структуры MCF</text:span><text:span text:style-name="T5">)</text:span></text:p>
      <text:p text:style-name="P4">b) <text:span text:style-name="T2">исправляем ошибки, делаем много комитов на ветке newfix:</text:span></text:p>
      <text:p text:style-name="P4"><text:s text:c="3"/>... edit files ...</text:p>
      <text:p text:style-name="P4"><text:s text:c="3"/>git st </text:p>
      <text:p text:style-name="P4"><text:s text:c="3"/>git add .</text:p>
      <text:p text:style-name="P4"><text:s text:c="3"/>git ci -m 'your message'</text:p>
      <text:p text:style-name="P4"><text:s text:c="3"/>... <text:span text:style-name="T2">повторяем столько сколько нужно </text:span>...</text:p>
      <text:p text:style-name="P4">c) <text:span text:style-name="T2">отправлем правки</text:span></text:p>
      <text:p text:style-name="P4"><text:s text:c="3"/>git upload newfix</text:p>
      <text:p text:style-name="P9"/>
      <text:p text:style-name="P9">* <text:span text:style-name="T11">Разработка функционала, исправление ошибок с использованием кастомной ветки разработки</text:span></text:p>
      <text:p text:style-name="P3">a) <text:span text:style-name="T2">создать MCF (кастомная ветка newfix):</text:span></text:p>
      <text:p text:style-name="P20"><text:s text:c="3"/>git co cfg</text:p>
      <text:p text:style-name="P3"><text:s text:c="3"/><text:span text:style-name="T2">git co -b newfix</text:span></text:p>
      <text:p text:style-name="P3">b) <text:span text:style-name="T2">исправляем ошибки, делаем много комитов на ветке newfix:</text:span></text:p>
      <text:p text:style-name="P3"><text:s text:c="3"/>... edit files ...</text:p>
      <text:p text:style-name="P3"><text:s text:c="3"/>git st </text:p>
      <text:p text:style-name="P3"><text:s text:c="3"/>git add .</text:p>
      <text:p text:style-name="P3"><text:s text:c="3"/>git ci -m 'your message'</text:p>
      <text:p text:style-name="P3"><text:s text:c="3"/>... <text:span text:style-name="T2">повторяем столько сколько нужно </text:span>...</text:p>
      <text:p text:style-name="P3">c) <text:span text:style-name="T2">отправлем правки</text:span></text:p>
      <text:p text:style-name="P3"><text:s text:c="3"/>git upload newfix</text:p>
      <text:p text:style-name="P3"/>
      <text:p text:style-name="P5"><text:span text:style-name="T6">* </text:span><text:span text:style-name="T9">Имена веток по умолчанию для команд: update, upload, load</text:span></text:p>
      <text:p text:style-name="P5"><text:s text:c="4"/>fixNameBranch <text:s text:c="2"/><text:span text:style-name="T14">= fix</text:span></text:p>
      <text:p text:style-name="P5"><text:s text:c="4"/>cfgNameBranch <text:s text:c="2"/><text:span text:style-name="T14">= cfg</text:span></text:p>
      <text:p text:style-name="P5"><text:s text:c="4"/>masterNameBranc <text:span text:style-name="T14">= master</text:span></text:p>
      <text:p text:style-name="P23"/>
      <text:p text:style-name="P5"><text:span text:style-name="T6">* </text:span><text:span text:style-name="T8">Перенос локальных изменений из рабочей ветки в ветку master</text:span> </text:p>
      <text:p text:style-name="P3"><text:s text:c="4"/>git load</text:p>
      <text:p text:style-name="P3"><text:s text:c="4"/>git load fixNameBranch</text:p>
      <text:p text:style-name="P3"><text:s text:c="4"/>git load fixNameBranch cfgNameBranch</text:p>
      <text:p text:style-name="P3"><text:s text:c="4"/>git load fixNameBranch cfgNameBranch masterNameBranc</text:p>
      <text:p text:style-name="P3"/>
      <text:p text:style-name="P8">* <text:span text:style-name="T14">загрузка локальных изменений на локальную ветку master и на внешний ресурс</text:span></text:p>
      <text:p text:style-name="P3"><text:s text:c="4"/>git upload</text:p>
      <text:p text:style-name="P3"><text:s text:c="4"/>git upload fixNameBranch</text:p>
      <text:p text:style-name="P3"><text:s text:c="4"/>git upload fixNameBranch cfgNameBranch</text:p>
      <text:p text:style-name="P3"><text:s text:c="4"/>git upload fixNameBranch cfgNameBranch masterNameBranc</text:p>
      <text:p text:style-name="P3"/>
      <text:p text:style-name="P10">* <text:span text:style-name="T14">загрузка внешних изменений в локальные ветки</text:span></text:p>
      <text:p text:style-name="P3"><text:s text:c="4"/>git update </text:p>
      <text:p text:style-name="P3"><text:s text:c="4"/>git update fixNameBranch</text:p>
      <text:p text:style-name="P3"><text:s text:c="4"/>git update fixNameBranch cfgNameBranch</text:p>
      <text:p text:style-name="P3"><text:s text:c="4"/>git update fixNameBranch cfgNameBranch masterNameBranc</text:p>
      <text:p text:style-name="P3"/>
      <text:p text:style-name="P3"/>
      <text:p text:style-name="P12">Выводы:</text:p>
      <text:p text:style-name="P17">данная система <text:span text:style-name="T13">команд позволяет с помощью предложенной схемы</text:span></text:p>
      <text:p text:style-name="P18">* <text:span text:style-name="T14">автоматическое обновление исходников в рабочих ветках</text:span></text:p>
      <text:p text:style-name="P18">* <text:span text:style-name="T14">автоматическое обновление исходников в удаленном хранилище</text:span></text:p>
      <text:p text:style-name="P18">* <text:span text:style-name="T14">поддерживать линейную схему истории</text:span></text:p>
      <text:p text:style-name="P18">* <text:span text:style-name="T14">для одного проекта использовать несколько локальных конфигов окружения</text:span></text:p>
      <text:p text:style-name="P18">* <text:span text:style-name="T14">при автоматических обновлениях все шаги документируются</text:span></text:p>
      <text:p text:style-name="P18">* <text:span text:style-name="T14">позволяет в группе проводить единую схему работы</text:span></text:p>
      <text:p text:style-name="P18"><text:soft-page-break/>* <text:span text:style-name="T14">делается бекап локального конфига на удаленный сервер</text:span></text:p>
      <text:p text:style-name="P19"/>
      <text:p text:style-name="P19">Необходимо будет доделать работу не только с сервером origin, но и дать возможность указывать другие удаленные хранилища. Например, чтобы обновления брались с одного сервера, а изменения писались на другой внешний сервер.</text:p>
      <text:p text:style-name="P17"/>
      <text:p text:style-name="P13">Исходники</text:p>
      <text:p text:style-name="P13"/>
      <text:p text:style-name="P19">https://github.com/wellic/myworkflow</text:p>
      <text:p text:style-name="P3"/>
      <text:p text:style-name="P7"><text:span text:style-name="T12">Дополнение: н</text:span>астройка .gitconfig</text:p>
      <text:p text:style-name="P20">Добавить в свой ~/<text:span text:style-name="T7">.gitconfig</text:span><text:span text:style-name="T4"> </text:span></text:p>
      <text:p text:style-name="P21">#customize your</text:p>
      <text:p text:style-name="P21"># <text:s text:c="2"/>user.name</text:p>
      <text:p text:style-name="P21"># <text:s text:c="2"/>user.email</text:p>
      <text:p text:style-name="P21"># <text:s text:c="2"/>alias.mynikname</text:p>
      <text:p text:style-name="P21">[user]</text:p>
      <text:p text:style-name="P21">#!!! Customize name</text:p>
      <text:p text:style-name="P21"><text:s text:c="2"/><text:span text:style-name="T6">name = Valerii Savchenko</text:span></text:p>
      <text:p text:style-name="P21">#!!! Customize email</text:p>
      <text:p text:style-name="P21"><text:s text:c="2"/><text:span text:style-name="T6">email = wellic@mail.ru</text:span></text:p>
      <text:p text:style-name="P21">[alias]</text:p>
      <text:p text:style-name="P21">#!!! Customize nikname Только одно слово </text:p>
      <text:p text:style-name="P21"><text:s text:c="2"/>mynikname = "! f() { <text:s text:c="9"/>\</text:p>
      <text:p text:style-name="P21"><text:s text:c="4"/><text:span text:style-name="T6">nikname='wellic' <text:s text:c="11"/>\</text:span></text:p>
      <text:p text:style-name="P21"><text:s text:c="4"/>;echo $nikname <text:s text:c="13"/>\</text:p>
      <text:p text:style-name="P21"><text:s text:c="2"/>;}; f"</text:p>
      <text:p text:style-name="P21"/>
      <text:p text:style-name="P21"><text:s text:c="2"/>myname = "! echo $(git config user.name | tr -d '\n')"</text:p>
      <text:p text:style-name="P21"><text:s text:c="2"/>myallname = "! echo $(git mynikname)'|'$(git myname)"</text:p>
      <text:p text:style-name="P21"/>
      <text:p text:style-name="P21">#Check labels in sources. Useful look for nikname, f.e. in comments </text:p>
      <text:p text:style-name="P21"><text:s text:c="2"/>mycheck = "! f() { <text:s text:c="17"/>\</text:p>
      <text:p text:style-name="P21"><text:s text:c="4"/>allname=$(git mynik); <text:s text:c="12"/>\</text:p>
      <text:p text:style-name="P21"><text:s text:c="4"/>echo Find nikname in sources $allname; <text:s text:c="19"/>\</text:p>
      <text:p text:style-name="P21"><text:s text:c="4"/>git grep -nEe \"${allname}\" <text:s text:c="5"/>\</text:p>
      <text:p text:style-name="P21"><text:s text:c="2"/>;}; f "</text:p>
      <text:p text:style-name="P21"/>
      <text:p text:style-name="P21"><text:s text:c="2"/>st = status</text:p>
      <text:p text:style-name="P21"><text:s text:c="2"/>co = checkout</text:p>
      <text:p text:style-name="P21"><text:s text:c="2"/>ci = commit</text:p>
      <text:p text:style-name="P21"><text:s text:c="2"/>amend = commit --amend -C HEAD</text:p>
      <text:p text:style-name="P21"><text:s text:c="2"/>br = branch</text:p>
      <text:p text:style-name="P21"><text:s text:c="2"/>rb = rebase</text:p>
      <text:p text:style-name="P21"><text:s text:c="2"/>rbi = rebase -i</text:p>
      <text:p text:style-name="P21"><text:s text:c="2"/>ch = cherry-pick</text:p>
      <text:p text:style-name="P21"><text:s text:c="2"/>unstage = ! git reset HEAD -- $@ </text:p>
      <text:p text:style-name="P21"/>
      <text:p text:style-name="P21"><text:s text:c="2"/>hist = log --pretty=format:\"%C(green)%h %C(yellow)%ad%C(cyan)%d%Creset | %s %C(black bold)[%an]%Creset \" --graph --date=short --decorate</text:p>
      <text:p text:style-name="P21"><text:s text:c="2"/>hist2 = log --pretty=format:\"%C(green)%h %C(yellow)%ad%Creset | %s %C(black bold)[%an]%Creset \" --graph --date=short --decorate</text:p>
      <text:p text:style-name="P21"><text:s text:c="2"/>last = log --pretty=format:\"%C(green)%h %C(yellow)%ad%C(cyan)%d%Creset | %s %C(black bold)[%an]%Creset \" --graph --date=short --decorate -20</text:p>
      <text:p text:style-name="P21"><text:s text:c="2"/>sshow = show --stat --pretty=format:\"%C(green)%h %C(yellow)%ad%C(cyan)%d%Creset | %s %C(black bold)[%an]%Creset \" --graph --date=short --decorate --no-notes</text:p>
      <text:p text:style-name="P21"><text:s text:c="2"/>visual = !gitk &amp;</text:p>
      <text:p text:style-name="P21"/>
      <text:p text:style-name="P21"># see gitignore: git gi list</text:p>
      <text:p text:style-name="P21"><text:s text:c="2"/>gi = "!gi() { curl -L -s https://www.gitignore.io/api/$@ ;}; gi"</text:p>
      <text:p text:style-name="P21"/>
      <text:p text:style-name="P21">#Show log for current user sorted by date</text:p>
      <text:p text:style-name="P21"><text:s text:c="2"/>mylogsort = "! f() { \</text:p>
      <text:p text:style-name="P21"><text:s text:c="4"/>git mylog $@ | sort --key=3,3 -r \</text:p>
      <text:p text:style-name="P21"><text:s text:c="2"/>;}; f $@"</text:p>
      <text:p text:style-name="P21"/>
      <text:p text:style-name="P21"><text:s text:c="2"/>mylog = "! f() { \</text:p>
      <text:p text:style-name="P21"><text:s text:c="4"/>allname=$(git myallname); \</text:p>
      <text:p text:style-name="P21"><text:s text:c="4"/>name=$(git myname); \</text:p>
      <text:p text:style-name="P21"><text:s text:c="4"/>nik=$(git mynikname); \</text:p>
      <text:p text:style-name="P21"><text:s text:c="4"/>echo Log of user \"'$allname'\" sorted by date; \</text:p>
      <text:p text:style-name="P21"><text:s text:c="4"/>git hist2 $@ | grep -i -E \"${allname}\" | sed \"s/\\[${name}\\]//i\" | sed \"s/\\[${nik}\\]//i\" \</text:p>
      <text:p text:style-name="P21"><text:s text:c="2"/>;}; f $@"</text:p>
      <text:p text:style-name="P21"/>
      <text:p text:style-name="P21"><text:s text:c="2"/>df = diff</text:p>
      <text:p text:style-name="P21"><text:s text:c="2"/>df0 = diff -U0</text:p>
      <text:p text:style-name="P21"><text:s text:c="2"/>dfc = diff --cached</text:p>
      <text:p text:style-name="P21"><text:s text:c="2"/>lg = log -p</text:p>
      <text:p text:style-name="P21"><text:s text:c="2"/>lol = log --graph --decorate --pretty=oneline --abbrev-commit</text:p>
      <text:p text:style-name="P21"><text:s text:c="2"/>lola = log --graph --decorate --pretty=oneline --abbrev-commit --all</text:p>
      <text:p text:style-name="P21"><text:s text:c="2"/>ls = ls-files</text:p>
      <text:p text:style-name="P21"/>
      <text:p text:style-name="P21"># Show files ignored by git:</text:p>
      <text:p text:style-name="P21"><text:s text:c="2"/>ign = ls-files -o -i --exclude-standard</text:p>
      <text:p text:style-name="P21"/>
      <text:p text:style-name="P21"># <text:span text:style-name="T12">T</text:span>o see the list of the ignored files.</text:p>
      <text:p text:style-name="P21"><text:s text:c="2"/>ignored = !git ls-files -v | grep ^[a-z]</text:p>
      <text:p text:style-name="P21"/>
      <text:p text:style-name="P21"># temporarily ignoring file</text:p>
      <text:p text:style-name="P21"><text:s text:c="2"/>ignore = update-index --assume-unchanged</text:p>
      <text:p text:style-name="P21"><text:s text:c="2"/>unignore = update-index --no-assume-unchanged</text:p>
      <text:p text:style-name="P21"><text:s text:c="2"/>merged = branch --merged</text:p>
      <text:p text:style-name="P21"><text:s text:c="2"/>unmerged = branch --no-merged</text:p>
      <text:p text:style-name="P21"><text:soft-page-break/></text:p>
      <text:p text:style-name="P21">fsckclear = "! f(){ \</text:p>
      <text:p text:style-name="P21"><text:s text:c="4"/>echo "= git fsck" <text:s text:c="44"/>&amp;&amp; git fsck \</text:p>
      <text:p text:style-name="P21"><text:s text:c="4"/>&amp;&amp; echo "= git reflog expire --expire-unreachable=now --all" <text:s/>&amp;&amp; git reflog expire --expire-unreachable=now --all \</text:p>
      <text:p text:style-name="P21"><text:s text:c="4"/>&amp;&amp; echo "= git gc --prune prunefsck" <text:s text:c="25"/>&amp;&amp; git gc --prune=now \</text:p>
      <text:p text:style-name="P21"><text:s text:c="4"/>&amp;&amp; echo "= git fsck" <text:s text:c="41"/>&amp;&amp; git fsck ;}; f"</text:p>
      <text:p text:style-name="P21"/>
      <text:p text:style-name="P21">##########################</text:p>
      <text:p text:style-name="P21">### my worlflow useful</text:p>
      <text:p text:style-name="P21">##########################</text:p>
      <text:p text:style-name="P21"/>
      <text:p text:style-name="P21">pushall <text:s text:c="5"/>= ! echo "= <text:s/>pushall" <text:s text:c="8"/>&amp;&amp; git push --all origin</text:p>
      <text:p text:style-name="P21">pushallforce = ! echo "= <text:s/>pushallforce" <text:s text:c="3"/>&amp;&amp; git push --all --force origin</text:p>
      <text:p text:style-name="P21"/>
      <text:p text:style-name="P21">copy2tmp = "! f(){ \</text:p>
      <text:p text:style-name="P21"><text:s/>user=$(git mynikname) \</text:p>
      <text:p text:style-name="P21"><text:s/>&amp;&amp; tmpbranch=tmp_${user} \</text:p>
      <text:p text:style-name="P21"><text:s/>&amp;&amp; cbr=$(git rev-parse --abbrev-ref HEAD) \</text:p>
      <text:p text:style-name="P21"><text:s/>&amp;&amp; echo "= <text:s text:c="2"/>copy2tmp" \</text:p>
      <text:p text:style-name="P21"><text:s/>&amp;&amp; echo "== <text:s/>copy2tmp 1: git add ." <text:s text:c="37"/>&amp;&amp; git add . \</text:p>
      <text:p text:style-name="P21"><text:s/>&amp;&amp; echo "== <text:s/>copy2tmp 2: git ci -am 'tmp_'${cbr}_$(date +%y%m%d_%H%M%S)" &amp;&amp; git ci -am 'tmp_'${cbr}_$(date +%y%m%d_%H%M%S) \</text:p>
      <text:p text:style-name="P21"><text:s/>&amp;&amp; echo "== <text:s/>copy2tmp 3: git push -f origin $cbr:$tmpbranch" <text:s text:c="12"/>&amp;&amp; git push -f origin $cbr:$tmpbranch \</text:p>
      <text:p text:style-name="P21"><text:s/>&amp;&amp; echo "== <text:s/>copy2tmp 4: git reset HEAD~1" <text:s text:c="30"/>&amp;&amp; git reset HEAD~1 \</text:p>
      <text:p text:style-name="P21"><text:s/>&amp;&amp; echo '---------------' \</text:p>
      <text:p text:style-name="P21"><text:s/>&amp;&amp; git st ;}; f"</text:p>
      <text:p text:style-name="P21"/>
      <text:p text:style-name="P21">backupcfg = "! f(){ \</text:p>
      <text:p text:style-name="P21"><text:s/>user=$(git mynikname) \</text:p>
      <text:p text:style-name="P21"><text:s/>&amp;&amp; cfg=${1:-cfg} \</text:p>
      <text:p text:style-name="P21"><text:s/>&amp;&amp; tmpbranch=${cfg}_${user} \</text:p>
      <text:p text:style-name="P21"><text:s/>&amp;&amp; cbr=cfg \</text:p>
      <text:p text:style-name="P21"><text:s/>&amp;&amp; echo "= <text:s text:c="2"/>backupcfg" \</text:p>
      <text:p text:style-name="P21"><text:s/>&amp;&amp; echo "== <text:s/>backupcfg 1: git push -f origin $cbr:$tmpbranch" &amp;&amp; git push -f origin $cbr:$tmpbranch \</text:p>
      <text:p text:style-name="P21"><text:s/>&amp;&amp; echo '---------------' \</text:p>
      <text:p text:style-name="P21"><text:s/>&amp;&amp; git st ;}; f"</text:p>
      <text:p text:style-name="P21"/>
      <text:p text:style-name="P21"/>
      <text:p text:style-name="P21"># Загрузить свои изменения в ветку master из ветки fix, исключая коммиты ветки cfg. Стать на ветку мастер.</text:p>
      <text:p text:style-name="P21">load = "! f(){ \</text:p>
      <text:p text:style-name="P21"><text:s/>fix=${1:-fix} &amp;&amp; cfg=${2:-cfg} &amp;&amp; master=${3:-master} \</text:p>
      <text:p text:style-name="P21"><text:s/>&amp;&amp; echo "= <text:s/>load $fix $cfg $master " \</text:p>
      <text:p text:style-name="P21"><text:s/>&amp;&amp; echo "== load 1: git co $fix" <text:s text:c="21"/>&amp;&amp; git co $fix \</text:p>
      <text:p text:style-name="P21"><text:s/>&amp;&amp; echo "== load 2: git rb --onto $master $cfg $fix" <text:s/>&amp;&amp; git rb --onto $master $cfg $fix <text:s/>\</text:p>
      <text:p text:style-name="P21"><text:s/>&amp;&amp; echo "== load 3: git co $master" <text:s text:c="18"/>&amp;&amp; git co $master \</text:p>
      <text:p text:style-name="P21"><text:s/>&amp;&amp; echo "== load 4: git rebase $fix $master" <text:s text:c="9"/>&amp;&amp; git rebase $fix $master ;}; f"</text:p>
      <text:p text:style-name="P21"/>
      <text:p text:style-name="P21"># Обновить master из origin. Залить изменения из fix и cfg. Вернуться в fix.</text:p>
      <text:p text:style-name="P21">update = "! f(){ \</text:p>
      <text:p text:style-name="P21"><text:s/>fix=${1:-fix} &amp;&amp; cfg=${2:-cfg} &amp;&amp; master=${3:-master} \</text:p>
      <text:p text:style-name="P21"><text:s/>&amp;&amp; echo "= <text:s/>update ${fix} ${cfg} ${master} " \</text:p>
      <text:p text:style-name="P21"><text:s/>&amp;&amp; echo "== update 1: git co $master" <text:s text:c="5"/>&amp;&amp; git co $master <text:s/>\</text:p>
      <text:p text:style-name="P21"><text:s/>&amp;&amp; echo "== update 2: git pull --rebase" <text:s text:c="2"/>&amp;&amp; git pull --rebase \</text:p>
      <text:p text:style-name="P21"><text:s/>&amp;&amp; echo "== update 3: git rb $master $cfg" &amp;&amp; git rb $master $cfg \</text:p>
      <text:p text:style-name="P21"><text:s/>&amp;&amp; echo "== update 4: git rb $cfg $fix" <text:s text:c="3"/>&amp;&amp; git rb $cfg $fix ;}; f"</text:p>
      <text:p text:style-name="P21"/>
      <text:p text:style-name="P21"># Обновить master из origin. Залить изменения из fix в master. Отправить мастер в origin. Сделать бекап cfg, Вернуться в fix.</text:p>
      <text:p text:style-name="P21">upload = "! f(){ \</text:p>
      <text:p text:style-name="P21"><text:s/>fix=${1:-fix} &amp;&amp; cfg=${2:-cfg} &amp;&amp; master=${3:-master} \</text:p>
      <text:p text:style-name="P21"><text:s/>&amp;&amp; echo "= <text:s/>upload $fix $cfg $master " \</text:p>
      <text:p text:style-name="P21"><text:s/>&amp;&amp; echo "== upload 1: " <text:s text:c="31"/>&amp;&amp; git update $fix $cfg $master \</text:p>
      <text:p text:style-name="P21"><text:s/>&amp;&amp; echo "== upload 2: " <text:s text:c="31"/>&amp;&amp; git load $fix $cfg $master \</text:p>
      <text:p text:style-name="P21"><text:s/>&amp;&amp; echo "== upload 3: git push origin $master:$master" &amp;&amp; git push origin $master:$master \</text:p>
      <text:p text:style-name="P21"><text:s/>&amp;&amp; echo "== upload 4: " <text:s text:c="31"/>&amp;&amp; git update $fix $cfg $master \</text:p>
      <text:p text:style-name="P21"><text:s/>&amp;&amp; echo "== upload 5: git backupcfg" <text:s text:c="18"/>&amp;&amp; git backupcfg \</text:p>
      <text:p text:style-name="P21"><text:s/>&amp;&amp; echo "== update 6: git co $fix" <text:s text:c="20"/>&amp;&amp; git co $fix <text:s text:c="2"/>\</text:p>
      <text:p text:style-name="P21"><text:s/>&amp;&amp; echo "=====" &amp;&amp; git last ;}; f"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1:38:04.129523402</dc:date>
    <dc:creator>wellic  </dc:creator>
    <meta:editing-duration>PT45M22S</meta:editing-duration>
    <meta:editing-cycles>5</meta:editing-cycles>
    <meta:generator>LibreOffice/4.3.5.2$Linux_X86_64 LibreOffice_project/430m0$Build-2</meta:generator>
    <meta:document-statistic meta:table-count="0" meta:image-count="0" meta:object-count="0" meta:page-count="4" meta:paragraph-count="224" meta:word-count="1709" meta:character-count="11235" meta:non-whitespace-character-count="8945"/>
  </office:meta>
</office:document-meta>
</file>